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Noto Sans" svg:font-family="'Noto Sans'" style:font-adornments="Regular" style:font-family-generic="swiss"/>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author_28_s_29_">
      <style:text-properties officeooo:rsid="00011bc2" officeooo:paragraph-rsid="00011bc2"/>
    </style:style>
    <style:style style:name="P2" style:family="paragraph" style:parent-style-name="SBC_3a_reference">
      <style:text-properties officeooo:paragraph-rsid="0010e1c0"/>
    </style:style>
    <style:style style:name="P3" style:family="paragraph" style:parent-style-name="SBC_3a_paragraph">
      <style:text-properties officeooo:rsid="000913da" officeooo:paragraph-rsid="000913da"/>
    </style:style>
    <style:style style:name="P4" style:family="paragraph" style:parent-style-name="SBC_3a_paragraph">
      <style:text-properties officeooo:rsid="000920de" officeooo:paragraph-rsid="000920de"/>
    </style:style>
    <style:style style:name="P5" style:family="paragraph" style:parent-style-name="SBC_3a_paragraph">
      <style:text-properties officeooo:rsid="000bac0a" officeooo:paragraph-rsid="000bac0a"/>
    </style:style>
    <style:style style:name="P6" style:family="paragraph" style:parent-style-name="SBC_3a_title_3a_1">
      <style:text-properties officeooo:rsid="00038437" officeooo:paragraph-rsid="00038437"/>
    </style:style>
    <style:style style:name="P7" style:family="paragraph" style:parent-style-name="SBC_3a_title_3a_1">
      <style:text-properties officeooo:rsid="0003b32a" officeooo:paragraph-rsid="0003b32a"/>
    </style:style>
    <style:style style:name="P8" style:family="paragraph" style:parent-style-name="SBC_3a_title_3a_1">
      <style:text-properties officeooo:rsid="0004ac79" officeooo:paragraph-rsid="0004ac79"/>
    </style:style>
    <style:style style:name="P9" style:family="paragraph" style:parent-style-name="SBC_3a_title" style:master-page-name="Standard">
      <style:paragraph-properties style:page-number="auto"/>
    </style:style>
    <style:style style:name="P10" style:family="paragraph" style:parent-style-name="SBC_3a_paragraph_3a_first">
      <style:text-properties officeooo:rsid="0006fda5" officeooo:paragraph-rsid="0006fda5"/>
    </style:style>
    <style:style style:name="P11" style:family="paragraph" style:parent-style-name="SBC_3a_paragraph_3a_first">
      <style:text-properties officeooo:rsid="0008846b" officeooo:paragraph-rsid="0008846b"/>
    </style:style>
    <style:style style:name="P12" style:family="paragraph" style:parent-style-name="SBC_3a_paragraph_3a_first">
      <style:text-properties officeooo:rsid="000c3942" officeooo:paragraph-rsid="000c3942"/>
    </style:style>
    <style:style style:name="P13" style:family="paragraph" style:parent-style-name="SBC_3a_paragraph_3a_first">
      <style:text-properties officeooo:rsid="000c7578" officeooo:paragraph-rsid="000c7578"/>
    </style:style>
    <style:style style:name="P14" style:family="paragraph" style:parent-style-name="SBC_3a_paragraph_3a_first">
      <style:text-properties officeooo:rsid="000c757f" officeooo:paragraph-rsid="000c757f"/>
    </style:style>
    <style:style style:name="T1" style:family="text">
      <style:text-properties style:text-position="super 58%"/>
    </style:style>
    <style:style style:name="T2" style:family="text">
      <style:text-properties style:text-position="super 58%" officeooo:rsid="0010e1c0"/>
    </style:style>
    <style:style style:name="T3" style:family="text">
      <style:text-properties fo:font-style="italic" style:font-style-asian="italic" style:font-style-complex="italic"/>
    </style:style>
    <style:style style:name="T4" style:family="text">
      <style:text-properties officeooo:rsid="00011bc2"/>
    </style:style>
    <style:style style:name="T5" style:family="text">
      <style:text-properties style:text-position="0% 100%" officeooo:rsid="00011bc2"/>
    </style:style>
    <style:style style:name="T6" style:family="text">
      <style:text-properties style:text-position="0% 100%" officeooo:rsid="00028f39"/>
    </style:style>
    <style:style style:name="T7" style:family="text">
      <style:text-properties style:text-position="0% 100%" officeooo:rsid="00063a38"/>
    </style:style>
    <style:style style:name="T8" style:family="text">
      <style:text-properties officeooo:rsid="00085f7e"/>
    </style:style>
    <style:style style:name="T9" style:family="text">
      <style:text-properties officeooo:rsid="000913da"/>
    </style:style>
    <style:style style:name="T10" style:family="text">
      <style:text-properties officeooo:rsid="000920de"/>
    </style:style>
    <style:style style:name="T11" style:family="text">
      <style:text-properties officeooo:rsid="000bac0a"/>
    </style:style>
    <style:style style:name="T12" style:family="text">
      <style:text-properties style:text-position="sub 58%"/>
    </style:style>
    <style:style style:name="T13" style:family="text">
      <style:text-properties officeooo:rsid="000c757f"/>
    </style:style>
    <style:style style:name="T14" style:family="text">
      <style:text-properties style:font-name="Noto Sans" officeooo:rsid="000c757f" style:font-name-asian="Noto Sans" style:font-name-complex="Noto Sans"/>
    </style:style>
    <style:style style:name="T15" style:family="text">
      <style:text-properties style:font-name="Times" officeooo:rsid="000c757f" style:font-name-asian="Times New Roman" style:font-name-complex="Times New Roman"/>
    </style:style>
    <style:style style:name="T16" style:family="text">
      <style:text-properties officeooo:rsid="000d58e9"/>
    </style:style>
    <style:style style:name="T17" style:family="text">
      <style:text-properties officeooo:rsid="0010e1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4">TP3 de Estruturas de Dados – Árvores Binárias de Pesquisa</text:span></text:p>
      <text:p text:style-name="P1">Felipe Ribas Muniz¹</text:p>
      <text:p text:style-name="SBC_3a_institution"><text:span text:style-name="T1">1</text:span><text:span text:style-name="T6">G</text:span><text:span text:style-name="T5">raduando em Matemática Computacional </text:span><text:span text:style-name="T6">pela UFMG. </text:span><text:span text:style-name="T7">Número de</text:span><text:span text:style-name="T5"> matrícula: 2018096227</text:span></text:p>
      <text:h text:style-name="P6" text:outline-level="1">Introdução</text:h>
      <text:p text:style-name="P10">Deseja-se criar um algoritmo capaz de decodificar qualquer texto escrito em código morse. Para isso, usaremos a estrutura de dados do tipo árvore binária de pesquisa, que usará como chave de pesquisa o código de cada letra em morse e a própria letra como valor do registro. Por exemplo, “.----” será a chave do registro que indica o número 1. <text:span text:style-name="T8">Usando a árvore de pesquisa, decodificaremos letra a letra as mensagens inseridas pela entrada padrão, com a expectativa de tornar o processo de decodificação mais eficiente do que se fosse feito através de pesquisa linear.</text:span></text:p>
      <text:h text:style-name="P7" text:outline-level="1">Implementação</text:h>
      <text:p text:style-name="P11">A ordenação de chaves foi feita comparando letra a letra (ou seja, os símbolos ‘-’ e ‘.’), <text:s/>de acordo com seu valor ASCII. Além disso, o separador de palavras ‘/’ foi incluído na árvore como um símbolo para o caractere de espaço <text:span text:style-name="T9">em branco </text:span>(‘ ’).</text:p>
      <text:p text:style-name="P3">O programa inicia lendo o arquivo morse.txt e construindo a árvore implementada nos arquivos arvore.cpp e arvore.hpp. Então, ele lê da entrada padrão (std::cout) uma mensagem em código morse até que ela receba um valor inválido, ou seja, cuja chave não existe no arquivo morse.txt ou um caractere do tipo EOF, caso seja passado um arquivo para o std::cout via linha de comando. Quebras de linha são lidas literalmente. Cada letra deve ser separada por um espaço, e cada palavra, pela barra ‘/’. </text:p>
      <text:p text:style-name="P3">Embora tenha sido implementado o método que remove nós da árvore, ele não é usado nesse código, pois a árvore é fixa e só muda quando o programa é inicializado, e não durante sua execução. A árvore dispõe de diversos métodos padrão, como inserir(), <text:span text:style-name="T10">remover(), pesquisar(), max(), min(), antecessor() e sucessor(). Além desses, foram implementados, para depuração e uso interno, os métodos num_filhos(), altura() e deletar_arvore().</text:span></text:p>
      <text:p text:style-name="P4">num_filhos() retorna 0, 1 ou 2, de acordo com o número de filhos de um nó. altura() usa de recursão para determinar a altura de um nó; <text:span text:style-name="T11">uma folha é arbitrariamente definida como tendo altura 0</text:span>. deletar_arvore() é usado recursivamente para liberar toda a memória usada por uma (sub)árvore, incluindo seus registros.</text:p>
      <text:p text:style-name="P5">Para impressão da árvore, foi escolhido o método de caminhamento pré-ordem, e ela pode ser invocada através de std::cout &lt;&lt; arvore, por exemplo.</text:p>
      <text:h text:style-name="P7" text:outline-level="1"><text:soft-page-break/>Instruções de compilação e execução</text:h>
      <text:p text:style-name="P12">Para compilar, basta usar o comando make dentro da pasta “src”, que contém o código-fonte. Para executar o programa, use, na pasta raiz, o comando ./pesquisa. O parâmetro opcional “-a” exibirá a árvore impressa em pré-ordem. </text:p>
      <text:h text:style-name="P8" text:outline-level="1">Análise de complexidade</text:h>
      <text:p text:style-name="P13">Se a entrada possui M caracteres, o programa faz M pesquisas na árvore binária. A pesquisa, por sua vez, possui complexidade média O(log<text:span text:style-name="T12">2</text:span>36), <text:span text:style-name="T13">pois 36 é o número de caracteres em código morse a serem inseridos na árvore</text:span>; assim, como são feitas M pesquisas, o algoritmo possui complexidade O(M * log<text:span text:style-name="T12">2</text:span>36) <text:span text:style-name="T14">≈</text:span><text:span text:style-name="T15"> O(5.16 * M)</text:span>.</text:p>
      <text:h text:style-name="P8" text:outline-level="1">Conclusão</text:h>
      <text:p text:style-name="P14">Enquanto um programa <text:span text:style-name="T16">que usasse pesquisa linear teria complexidade O(36M) para resolver esse problema, o uso da árvore binária torna o algoritmo cerca de sete vezes mais rápido, embora ainda exija um tempo de execução linear. As vantagens do uso da árvore binária crescem à medida que a tabela de caracteres aumenta; a cada vez que ela dobra de tamanho, a complexidade aumenta em apenas uma ordem linear de M, enquanto a pesquisa sequencial dobraria sua complexidade. Outra solução possível para o problema seria o uso de hash tables; no entanto, como o código morse possui apenas dois caracteres possíveis, a árvore binária simplifica consideravelmente a construção da estrutura de dados, tornando o código mais legível.</text:span></text:p>
      <text:p text:style-name="SBC_3a_references">References</text:p>
      <text:p text:style-name="P2"><text:span text:style-name="T17">Cormen</text:span>, <text:span text:style-name="T17">T. H</text:span>. <text:span text:style-name="T17">et al.</text:span> (<text:span text:style-name="T17">2001</text:span>), <text:span text:style-name="T17">Introduction to Algorithms</text:span>, <text:span text:style-name="T17">2</text:span><text:span text:style-name="T2">nd</text:span> edition. <text:span text:style-name="T17">Em <text:s/>Binary Search Trees, págs. 253 – 272. <text:s/>The MIT P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Noto Sans" svg:font-family="'Noto Sans'" style:font-adornments="Regular" style:font-family-generic="swiss"/>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in" fo:margin-bottom="0.1575in"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in" fo:margin-right="0in" fo:margin-top="0.25in" fo:margin-bottom="0in" loext:contextual-spacing="false" fo:orphans="2" fo:widows="2" fo:text-indent="0in"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in" fo:margin-right="0in" fo:margin-top="0.1665in" fo:margin-bottom="0in" loext:contextual-spacing="false" fo:text-indent="0in"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in" fo:margin-right="0in" fo:margin-top="0.1665in" fo:margin-bottom="0in" loext:contextual-spacing="false" fo:text-indent="0in"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in" fo:margin-right="0in" fo:text-indent="0in"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in" fo:margin-right="0in" fo:text-indent="0in"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1654in" fo:margin-bottom="0in"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1965in" fo:margin-right="0in" fo:margin-top="0.0827in" fo:margin-bottom="0in" loext:contextual-spacing="false" fo:text-align="justify" style:justify-single-word="false" fo:text-indent="-0.1965in"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in" fo:margin-right="0in" fo:margin-top="0.0827in" fo:margin-bottom="0in" loext:contextual-spacing="false" fo:text-align="justify" style:justify-single-word="false" fo:text-indent="0.4925in"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1654in" fo:margin-bottom="0in"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3154in" fo:margin-right="0.3154in" fo:margin-top="0.0827in" fo:margin-bottom="0.0827in" loext:contextual-spacing="false" fo:text-align="justify" style:justify-single-word="false" fo:text-indent="0in"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3154in" fo:margin-right="0.3154in" fo:margin-top="0.0827in" fo:margin-bottom="0.0827in" loext:contextual-spacing="false" fo:text-align="justify" style:justify-single-word="false" fo:text-indent="0in"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0.4925in" fo:margin-right="0in" fo:text-align="justify" style:justify-single-word="false" fo:text-indent="0in" style:auto-text-indent="false" style:page-number="auto">
        <style:tab-stops>
          <style:tab-stop style:position="0in"/>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0827in" fo:margin-bottom="0in"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3154in" fo:margin-right="0.3154in" fo:margin-top="0.0827in" fo:margin-bottom="0.0827in" loext:contextual-spacing="false" fo:text-align="center" style:justify-single-word="false" fo:orphans="2" fo:widows="2" fo:text-indent="0in"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1654in" fo:margin-bottom="0in"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1654in" fo:margin-bottom="0in"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1654in" fo:margin-bottom="0in"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1654in" fo:margin-bottom="0in"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0783in" fo:margin-bottom="0in"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in" fo:margin-right="0in" fo:text-align="justify" style:justify-single-word="false" fo:text-indent="0in" style:auto-text-indent="false" style:page-number="auto" text:number-lines="true" text:line-number="1">
        <style:tab-stops>
          <style:tab-stop style:position="0in"/>
        </style:tab-stops>
      </style:paragraph-properties>
      <style:text-properties fo:language="pt" fo:country="BR"/>
    </style:style>
    <style:style style:name="SBC_3a_footnote" style:display-name="SBC:footnote" style:family="paragraph" style:parent-style-name="Standard" style:master-page-name="">
      <style:paragraph-properties fo:margin-left="0.1965in" fo:margin-right="0in" fo:margin-top="0.0429in" fo:margin-bottom="0in" loext:contextual-spacing="false" fo:text-indent="-0.1965in"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0827in" fo:margin-bottom="0.0827in"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in" fo:margin-right="0in" fo:margin-top="0.0827in" fo:margin-bottom="0in" loext:contextual-spacing="false" fo:text-indent="0in"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6in"/>
      </text:outline-level-style>
      <text:outline-level-style text:level="5" style:num-suffix="." style:num-format="1" text:display-levels="5">
        <style:list-level-properties text:min-label-width="0.7in"/>
      </text:outline-level-style>
      <text:outline-level-style text:level="6" style:num-suffix="." style:num-format="1" text:display-levels="6">
        <style:list-level-properties text:min-label-width="0.8in"/>
      </text:outline-level-style>
      <text:outline-level-style text:level="7" style:num-suffix="." style:num-format="1" text:display-levels="7">
        <style:list-level-properties text:min-label-width="0.9in"/>
      </text:outline-level-style>
      <text:outline-level-style text:level="8" style:num-suffix="." style:num-format="1" text:display-levels="8">
        <style:list-level-properties text:min-label-width="1in"/>
      </text:outline-level-style>
      <text:outline-level-style text:level="9" style:num-suffix="." style:num-format="1" text:display-levels="9">
        <style:list-level-properties text:min-label-width="1.1in"/>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1965in"/>
        <style:text-properties style:font-name="StarSymbol"/>
      </text:list-level-style-bullet>
      <text:list-level-style-bullet text:level="2" text:style-name="Zeichenformat" text:bullet-char="•">
        <style:list-level-properties text:space-before="0.1972in" text:min-label-width="0.1965in"/>
        <style:text-properties style:font-name="StarSymbol"/>
      </text:list-level-style-bullet>
      <text:list-level-style-bullet text:level="3" text:style-name="Zeichenformat" text:bullet-char="•">
        <style:list-level-properties text:space-before="0.3937in" text:min-label-width="0.1965in"/>
        <style:text-properties style:font-name="StarSymbol"/>
      </text:list-level-style-bullet>
      <text:list-level-style-bullet text:level="4" text:style-name="Zeichenformat" text:bullet-char="•">
        <style:list-level-properties text:space-before="0.5909in" text:min-label-width="0.1965in"/>
        <style:text-properties style:font-name="StarSymbol"/>
      </text:list-level-style-bullet>
      <text:list-level-style-bullet text:level="5" text:style-name="Zeichenformat" text:bullet-char="•">
        <style:list-level-properties text:space-before="0.7874in" text:min-label-width="0.1965in"/>
        <style:text-properties style:font-name="StarSymbol"/>
      </text:list-level-style-bullet>
      <text:list-level-style-bullet text:level="6" text:style-name="Zeichenformat" text:bullet-char="•">
        <style:list-level-properties text:space-before="0.9846in" text:min-label-width="0.1965in"/>
        <style:text-properties style:font-name="StarSymbol"/>
      </text:list-level-style-bullet>
      <text:list-level-style-bullet text:level="7" text:style-name="Zeichenformat" text:bullet-char="•">
        <style:list-level-properties text:space-before="1.1815in" text:min-label-width="0.1965in"/>
        <style:text-properties style:font-name="StarSymbol"/>
      </text:list-level-style-bullet>
      <text:list-level-style-bullet text:level="8" text:style-name="Zeichenformat" text:bullet-char="•">
        <style:list-level-properties text:space-before="1.3787in" text:min-label-width="0.1965in"/>
        <style:text-properties style:font-name="StarSymbol"/>
      </text:list-level-style-bullet>
      <text:list-level-style-bullet text:level="9" text:style-name="Zeichenformat" text:bullet-char="•">
        <style:list-level-properties text:space-before="1.5752in" text:min-label-width="0.1965in"/>
        <style:text-properties style:font-name="StarSymbol"/>
      </text:list-level-style-bullet>
      <text:list-level-style-bullet text:level="10" text:style-name="Zeichenformat" text:bullet-char="•">
        <style:list-level-properties text:space-before="1.7724in" text:min-label-width="0.1965in"/>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0.4921in" text:min-label-width="0.2953in"/>
      </text:list-level-style-number>
      <text:list-level-style-number text:level="2" text:style-name="Zeichenformat" style:num-suffix="." style:num-format="1">
        <style:list-level-properties text:space-before="1.2799in" text:min-label-width="0.2953in"/>
      </text:list-level-style-number>
      <text:list-level-style-number text:level="3" text:style-name="Zeichenformat" style:num-suffix="." style:num-format="1">
        <style:list-level-properties text:space-before="2.0673in" text:min-label-width="0.2953in"/>
      </text:list-level-style-number>
      <text:list-level-style-number text:level="4" text:style-name="Zeichenformat" style:num-suffix="." style:num-format="1">
        <style:list-level-properties text:space-before="2.8547in" text:min-label-width="0.2953in"/>
      </text:list-level-style-number>
      <text:list-level-style-number text:level="5" text:style-name="Zeichenformat" style:num-suffix="." style:num-format="1">
        <style:list-level-properties text:space-before="3.6421in" text:min-label-width="0.2953in"/>
      </text:list-level-style-number>
      <text:list-level-style-number text:level="6" text:style-name="Zeichenformat" style:num-suffix="." style:num-format="1">
        <style:list-level-properties text:space-before="4.4299in" text:min-label-width="0.2953in"/>
      </text:list-level-style-number>
      <text:list-level-style-number text:level="7" text:style-name="Zeichenformat" style:num-suffix="." style:num-format="1">
        <style:list-level-properties text:space-before="5.2173in" text:min-label-width="0.2953in"/>
      </text:list-level-style-number>
      <text:list-level-style-number text:level="8" text:style-name="Zeichenformat" style:num-suffix="." style:num-format="1">
        <style:list-level-properties text:space-before="6.0047in" text:min-label-width="0.2953in"/>
      </text:list-level-style-number>
      <text:list-level-style-number text:level="9" text:style-name="Zeichenformat" style:num-suffix="." style:num-format="1">
        <style:list-level-properties text:space-before="6.7921in" text:min-label-width="0.2953in"/>
      </text:list-level-style-number>
      <text:list-level-style-number text:level="10" text:style-name="Zeichenformat" style:num-suffix="." style:num-format="1">
        <style:list-level-properties text:space-before="7.5799in" text:min-label-width="0.2953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378in" fo:margin-bottom="0.9839in" fo:margin-left="1.1811in" fo:margin-right="1.1811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0-08-03T10:11:27.48</meta:creation-date>
    <dc:language>pt-BR</dc:language>
    <meta:editing-cycles>23</meta:editing-cycles>
    <meta:editing-duration>PT43M38S</meta:editing-duration>
    <dc:date>2019-07-06T20:37:45.621156630</dc:date>
    <meta:document-statistic meta:table-count="0" meta:image-count="0" meta:object-count="0" meta:page-count="2" meta:paragraph-count="19" meta:word-count="634" meta:character-count="3850" meta:non-whitespace-character-count="3235"/>
    <meta:user-defined meta:name="Info 1"/>
    <meta:user-defined meta:name="Info 2"/>
    <meta:user-defined meta:name="Info 3"/>
    <meta:user-defined meta:name="Info 4"/>
  </office:meta>
</office:document-meta>
</file>